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24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9.301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3.279cm"/>
    </style:style>
    <style:style style:name="co6" style:family="table-column">
      <style:table-column-properties fo:break-before="auto" style:column-width="2.584cm"/>
    </style:style>
    <style:style style:name="co7" style:family="table-column">
      <style:table-column-properties fo:break-before="auto" style:column-width="4.36cm"/>
    </style:style>
    <style:style style:name="co8" style:family="table-column">
      <style:table-column-properties fo:break-before="auto" style:column-width="1.891cm"/>
    </style:style>
    <style:style style:name="co9" style:family="table-column">
      <style:table-column-properties fo:break-before="auto" style:column-width="6.082cm"/>
    </style:style>
    <style:style style:name="co10" style:family="table-column">
      <style:table-column-properties fo:break-before="auto" style:column-width="2.03cm"/>
    </style:style>
    <style:style style:name="co11" style:family="table-column">
      <style:table-column-properties fo:break-before="auto" style:column-width="1.087cm"/>
    </style:style>
    <style:style style:name="co12" style:family="table-column">
      <style:table-column-properties fo:break-before="auto" style:column-width="6.276cm"/>
    </style:style>
    <style:style style:name="co13" style:family="table-column">
      <style:table-column-properties fo:break-before="auto" style:column-width="10.022cm"/>
    </style:style>
    <style:style style:name="co14" style:family="table-column">
      <style:table-column-properties fo:break-before="auto" style:column-width="2.447cm"/>
    </style:style>
    <style:style style:name="co15" style:family="table-column">
      <style:table-column-properties fo:break-before="auto" style:column-width="5.749cm"/>
    </style:style>
    <style:style style:name="co16" style:family="table-column">
      <style:table-column-properties fo:break-before="auto" style:column-width="2.002cm"/>
    </style:style>
    <style:style style:name="co17" style:family="table-column">
      <style:table-column-properties fo:break-before="auto" style:column-width="4.528cm"/>
    </style:style>
    <style:style style:name="co18" style:family="table-column">
      <style:table-column-properties fo:break-before="auto" style:column-width="3.972cm"/>
    </style:style>
    <style:style style:name="co19" style:family="table-column">
      <style:table-column-properties fo:break-before="auto" style:column-width="2.974cm"/>
    </style:style>
    <style:style style:name="co20" style:family="table-column">
      <style:table-column-properties fo:break-before="auto" style:column-width="1.531cm"/>
    </style:style>
    <style:style style:name="co21" style:family="table-column">
      <style:table-column-properties fo:break-before="auto" style:column-width="1.836cm"/>
    </style:style>
    <style:style style:name="co2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osm_id</text:p>
          </table:table-cell>
          <table:table-cell office:value-type="string">
            <text:p>osm_url</text:p>
          </table:table-cell>
          <table:table-cell office:value-type="string">
            <text:p>addr:city</text:p>
          </table:table-cell>
          <table:table-cell office:value-type="string">
            <text:p>addr:housenumber</text:p>
          </table:table-cell>
          <table:table-cell office:value-type="string">
            <text:p>addr:postcode</text:p>
          </table:table-cell>
          <table:table-cell office:value-type="string">
            <text:p>addr:street</text:p>
          </table:table-cell>
          <table:table-cell office:value-type="string">
            <text:p>amenity</text:p>
          </table:table-cell>
          <table:table-cell office:value-type="string">
            <text:p>contact:email</text:p>
          </table:table-cell>
          <table:table-cell office:value-type="string">
            <text:p>contact:phone</text:p>
          </table:table-cell>
          <table:table-cell office:value-type="string">
            <text:p>dispensing</text:p>
          </table:table-cell>
          <table:table-cell office:value-type="string">
            <text:p>layer</text:p>
          </table:table-cell>
          <table:table-cell office:value-type="string">
            <text:p>name</text:p>
          </table:table-cell>
          <table:table-cell office:value-type="string">
            <text:p>opening_hours</text:p>
          </table:table-cell>
          <table:table-cell office:value-type="string">
            <text:p>phone</text:p>
          </table:table-cell>
          <table:table-cell office:value-type="string">
            <text:p>website</text:p>
          </table:table-cell>
          <table:table-cell office:value-type="string">
            <text:p>wheelchair</text:p>
          </table:table-cell>
          <table:table-cell office:value-type="string">
            <text:p>wheelchair:entrance_width</text:p>
          </table:table-cell>
          <table:table-cell office:value-type="string">
            <text:p>wheelchair:step_height</text:p>
          </table:table-cell>
          <table:table-cell office:value-type="string">
            <text:p>addr:housename</text:p>
          </table:table-cell>
          <table:table-cell office:value-type="string">
            <text:p>building</text:p>
          </table:table-cell>
          <table:table-cell office:value-type="string">
            <text:p>way_area</text:p>
          </table:table-cell>
        </table:table-row>
        <table:table-row table:style-name="ro1">
          <table:table-cell office:value-type="string">
            <text:p>Pharmacies</text:p>
          </table:table-cell>
          <table:table-cell office:value-type="float" office:value="267849382">
            <text:p>267849382</text:p>
          </table:table-cell>
          <table:table-cell office:value-type="string">
            <text:p>http://www.openstreetmap.org/browse/node/267849382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u Polygone</text:p>
          </table:table-cell>
          <table:table-cell table:number-columns-repeated="9"/>
        </table:table-row>
        <table:table-row table:style-name="ro1">
          <table:table-cell office:value-type="string">
            <text:p>Pharmacies</text:p>
          </table:table-cell>
          <table:table-cell office:value-type="float" office:value="579814483">
            <text:p>579814483</text:p>
          </table:table-cell>
          <table:table-cell office:value-type="string">
            <text:p>http://www.openstreetmap.org/browse/node/579814483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u Parc à Ballons</text:p>
          </table:table-cell>
          <table:table-cell table:number-columns-repeated="9"/>
        </table:table-row>
        <table:table-row table:style-name="ro1">
          <table:table-cell office:value-type="string">
            <text:p>Pharmacies</text:p>
          </table:table-cell>
          <table:table-cell office:value-type="float" office:value="616124770">
            <text:p>616124770</text:p>
          </table:table-cell>
          <table:table-cell office:value-type="string">
            <text:p>http://www.openstreetmap.org/browse/node/616124770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string">
            <text:p>Pharmacie de la Grande Bibliothèqu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</table:table-row>
        <table:table-row table:style-name="ro1">
          <table:table-cell office:value-type="string">
            <text:p>Pharmacies</text:p>
          </table:table-cell>
          <table:table-cell office:value-type="float" office:value="267849410">
            <text:p>267849410</text:p>
          </table:table-cell>
          <table:table-cell office:value-type="string">
            <text:p>http://www.openstreetmap.org/browse/node/267849410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e la Méditerranée</text:p>
          </table:table-cell>
          <table:table-cell table:number-columns-repeated="9"/>
        </table:table-row>
        <table:table-row table:style-name="ro1">
          <table:table-cell office:value-type="string">
            <text:p>Pharmacies</text:p>
          </table:table-cell>
          <table:table-cell office:value-type="float" office:value="612054719">
            <text:p>612054719</text:p>
          </table:table-cell>
          <table:table-cell office:value-type="string">
            <text:p>http://www.openstreetmap.org/browse/node/612054719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e la Gare</text:p>
          </table:table-cell>
          <table:table-cell table:number-columns-repeated="9"/>
        </table:table-row>
        <table:table-row table:style-name="ro1">
          <table:table-cell office:value-type="string">
            <text:p>Pharmacies</text:p>
          </table:table-cell>
          <table:table-cell office:value-type="float" office:value="611633585">
            <text:p>611633585</text:p>
          </table:table-cell>
          <table:table-cell office:value-type="string">
            <text:p>http://www.openstreetmap.org/browse/node/611633585</text:p>
          </table:table-cell>
          <table:table-cell/>
          <table:table-cell office:value-type="float" office:value="85">
            <text:p>85</text:p>
          </table:table-cell>
          <table:table-cell/>
          <table:table-cell office:value-type="string">
            <text:p>Avenue du Pont Juvénal</text:p>
          </table:table-cell>
          <table:table-cell office:value-type="string">
            <text:p>pharmacy</text:p>
          </table:table-cell>
          <table:table-cell table:number-columns-repeated="4"/>
          <table:table-cell office:value-type="string">
            <text:p>Pharmacie Dom Bosco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</table:table-row>
        <table:table-row table:style-name="ro1">
          <table:table-cell office:value-type="string">
            <text:p>Pharmacies</text:p>
          </table:table-cell>
          <table:table-cell office:value-type="float" office:value="1739790809">
            <text:p>1739790809</text:p>
          </table:table-cell>
          <table:table-cell office:value-type="string">
            <text:p>http://www.openstreetmap.org/browse/node/1739790809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e la Comédie</text:p>
          </table:table-cell>
          <table:table-cell table:number-columns-repeated="9"/>
        </table:table-row>
        <table:table-row table:style-name="ro1">
          <table:table-cell office:value-type="string">
            <text:p>Pharmacies</text:p>
          </table:table-cell>
          <table:table-cell office:value-type="float" office:value="600736628">
            <text:p>600736628</text:p>
          </table:table-cell>
          <table:table-cell office:value-type="string">
            <text:p>http://www.openstreetmap.org/browse/node/600736628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Place Carnot</text:p>
          </table:table-cell>
          <table:table-cell office:value-type="string">
            <text:p>pharmacy</text:p>
          </table:table-cell>
          <table:table-cell table:number-columns-repeated="4"/>
          <table:table-cell office:value-type="string">
            <text:p>Le Saint-Françoi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</table:table-row>
        <table:table-row table:style-name="ro1">
          <table:table-cell office:value-type="string">
            <text:p>Pharmacies</text:p>
          </table:table-cell>
          <table:table-cell office:value-type="float" office:value="598918886">
            <text:p>598918886</text:p>
          </table:table-cell>
          <table:table-cell office:value-type="string">
            <text:p>http://www.openstreetmap.org/browse/node/598918886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14"/>
        </table:table-row>
        <table:table-row table:style-name="ro1">
          <table:table-cell office:value-type="string">
            <text:p>Pharmacies</text:p>
          </table:table-cell>
          <table:table-cell office:value-type="float" office:value="1920397484">
            <text:p>1920397484</text:p>
          </table:table-cell>
          <table:table-cell office:value-type="string">
            <text:p>http://www.openstreetmap.org/browse/node/1920397484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La Populaire</text:p>
          </table:table-cell>
          <table:table-cell table:number-columns-repeated="9"/>
        </table:table-row>
        <table:table-row table:style-name="ro1">
          <table:table-cell office:value-type="string">
            <text:p>Pharmacies</text:p>
          </table:table-cell>
          <table:table-cell office:value-type="float" office:value="611633584">
            <text:p>611633584</text:p>
          </table:table-cell>
          <table:table-cell office:value-type="string">
            <text:p>http://www.openstreetmap.org/browse/node/611633584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u Corum</text:p>
          </table:table-cell>
          <table:table-cell table:number-columns-repeated="9"/>
        </table:table-row>
        <table:table-row table:style-name="ro1">
          <table:table-cell office:value-type="string">
            <text:p>Pharmacies</text:p>
          </table:table-cell>
          <table:table-cell office:value-type="float" office:value="306197289">
            <text:p>306197289</text:p>
          </table:table-cell>
          <table:table-cell office:value-type="string">
            <text:p>http://www.openstreetmap.org/browse/node/306197289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es Beaux-Art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</table:table-row>
        <table:table-row table:style-name="ro1">
          <table:table-cell office:value-type="string">
            <text:p>Pharmacies</text:p>
          </table:table-cell>
          <table:table-cell office:value-type="float" office:value="84632520">
            <text:p>84632520</text:p>
          </table:table-cell>
          <table:table-cell office:value-type="string">
            <text:p>http://www.openstreetmap.org/browse/node/84632520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u Théâtre</text:p>
          </table:table-cell>
          <table:table-cell table:number-columns-repeated="9"/>
        </table:table-row>
        <table:table-row table:style-name="ro1">
          <table:table-cell office:value-type="string">
            <text:p>Pharmacies</text:p>
          </table:table-cell>
          <table:table-cell office:value-type="float" office:value="579814535">
            <text:p>579814535</text:p>
          </table:table-cell>
          <table:table-cell office:value-type="string">
            <text:p>http://www.openstreetmap.org/browse/node/579814535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Avenue du Pont Trinquat</text:p>
          </table:table-cell>
          <table:table-cell office:value-type="string">
            <text:p>pharmacy</text:p>
          </table:table-cell>
          <table:table-cell table:number-columns-repeated="4"/>
          <table:table-cell office:value-type="string">
            <text:p>Hélio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</table:table-row>
        <table:table-row table:style-name="ro1">
          <table:table-cell office:value-type="string">
            <text:p>Pharmacies</text:p>
          </table:table-cell>
          <table:table-cell office:value-type="float" office:value="868233556">
            <text:p>868233556</text:p>
          </table:table-cell>
          <table:table-cell office:value-type="string">
            <text:p>http://www.openstreetmap.org/browse/node/868233556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lace de Strasbourg</text:p>
          </table:table-cell>
          <table:table-cell office:value-type="string">
            <text:p>pharmacy</text:p>
          </table:table-cell>
          <table:table-cell table:number-columns-repeated="4"/>
          <table:table-cell office:value-type="string">
            <text:p>Pharmacie Sauvaire-Vian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</table:table-row>
        <table:table-row table:style-name="ro1">
          <table:table-cell office:value-type="string">
            <text:p>Pharmacies</text:p>
          </table:table-cell>
          <table:table-cell office:value-type="float" office:value="598921235">
            <text:p>598921235</text:p>
          </table:table-cell>
          <table:table-cell office:value-type="string">
            <text:p>http://www.openstreetmap.org/browse/node/598921235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Sincholle</text:p>
          </table:table-cell>
          <table:table-cell table:number-columns-repeated="9"/>
        </table:table-row>
        <table:table-row table:style-name="ro1">
          <table:table-cell office:value-type="string">
            <text:p>Pharmacies</text:p>
          </table:table-cell>
          <table:table-cell office:value-type="float" office:value="82733194">
            <text:p>82733194</text:p>
          </table:table-cell>
          <table:table-cell office:value-type="string">
            <text:p>http://www.openstreetmap.org/browse/node/82733194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e la Place Jean Jaurès</text:p>
          </table:table-cell>
          <table:table-cell table:number-columns-repeated="9"/>
        </table:table-row>
        <table:table-row table:style-name="ro1">
          <table:table-cell office:value-type="string">
            <text:p>Pharmacies</text:p>
          </table:table-cell>
          <table:table-cell office:value-type="float" office:value="82732952">
            <text:p>82732952</text:p>
          </table:table-cell>
          <table:table-cell office:value-type="string">
            <text:p>http://www.openstreetmap.org/browse/node/82732952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u Piré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</table:table-row>
        <table:table-row table:style-name="ro1">
          <table:table-cell office:value-type="string">
            <text:p>Pharmacies</text:p>
          </table:table-cell>
          <table:table-cell office:value-type="float" office:value="615018894">
            <text:p>615018894</text:p>
          </table:table-cell>
          <table:table-cell office:value-type="string">
            <text:p>http://www.openstreetmap.org/browse/node/615018894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Mutualiste</text:p>
          </table:table-cell>
          <table:table-cell table:number-columns-repeated="9"/>
        </table:table-row>
        <table:table-row table:style-name="ro1">
          <table:table-cell office:value-type="string">
            <text:p>Pharmacies</text:p>
          </table:table-cell>
          <table:table-cell office:value-type="float" office:value="612094736">
            <text:p>612094736</text:p>
          </table:table-cell>
          <table:table-cell office:value-type="string">
            <text:p>http://www.openstreetmap.org/browse/node/612094736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e l'Ecusson</text:p>
          </table:table-cell>
          <table:table-cell table:number-columns-repeated="9"/>
        </table:table-row>
        <table:table-row table:style-name="ro1">
          <table:table-cell office:value-type="string">
            <text:p>Pharmacies</text:p>
          </table:table-cell>
          <table:table-cell office:value-type="float" office:value="612095499">
            <text:p>612095499</text:p>
          </table:table-cell>
          <table:table-cell office:value-type="string">
            <text:p>http://www.openstreetmap.org/browse/node/612095499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Pharmacie Eden Parc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5"/>
        </table:table-row>
        <table:table-row table:style-name="ro1">
          <table:table-cell office:value-type="string">
            <text:p>Pharmacies</text:p>
          </table:table-cell>
          <table:table-cell office:value-type="float" office:value="146078550">
            <text:p>146078550</text:p>
          </table:table-cell>
          <table:table-cell office:value-type="string">
            <text:p>http://www.openstreetmap.org/browse/node/146078550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Louis Blanc</text:p>
          </table:table-cell>
          <table:table-cell table:number-columns-repeated="9"/>
        </table:table-row>
        <table:table-row table:style-name="ro1">
          <table:table-cell office:value-type="string">
            <text:p>Pharmacies</text:p>
          </table:table-cell>
          <table:table-cell office:value-type="float" office:value="299983437">
            <text:p>299983437</text:p>
          </table:table-cell>
          <table:table-cell office:value-type="string">
            <text:p>http://www.openstreetmap.org/browse/node/299983437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e la Babotte</text:p>
          </table:table-cell>
          <table:table-cell table:number-columns-repeated="9"/>
        </table:table-row>
        <table:table-row table:style-name="ro1">
          <table:table-cell office:value-type="string">
            <text:p>Pharmacies</text:p>
          </table:table-cell>
          <table:table-cell office:value-type="float" office:value="611640148">
            <text:p>611640148</text:p>
          </table:table-cell>
          <table:table-cell office:value-type="string">
            <text:p>http://www.openstreetmap.org/browse/node/611640148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Principale</text:p>
          </table:table-cell>
          <table:table-cell table:number-columns-repeated="9"/>
        </table:table-row>
        <table:table-row table:style-name="ro1">
          <table:table-cell office:value-type="string">
            <text:p>Pharmacies</text:p>
          </table:table-cell>
          <table:table-cell office:value-type="float" office:value="612097240">
            <text:p>612097240</text:p>
          </table:table-cell>
          <table:table-cell office:value-type="string">
            <text:p>http://www.openstreetmap.org/browse/node/612097240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e l'Observatoire</text:p>
          </table:table-cell>
          <table:table-cell table:number-columns-repeated="9"/>
        </table:table-row>
        <table:table-row table:style-name="ro1">
          <table:table-cell office:value-type="string">
            <text:p>Pharmacies</text:p>
          </table:table-cell>
          <table:table-cell office:value-type="float" office:value="611634695">
            <text:p>611634695</text:p>
          </table:table-cell>
          <table:table-cell office:value-type="string">
            <text:p>http://www.openstreetmap.org/browse/node/611634695</text:p>
          </table:table-cell>
          <table:table-cell table:number-columns-repeated="3"/>
          <table:table-cell office:value-type="string">
            <text:p>Rue des Pélicans</text:p>
          </table:table-cell>
          <table:table-cell office:value-type="string">
            <text:p>pharmacy</text:p>
          </table:table-cell>
          <table:table-cell/>
          <table:table-cell office:value-type="float" office:value="33467223232">
            <text:p>33467223232</text:p>
          </table:table-cell>
          <table:table-cell office:value-type="string">
            <text:p>yes</text:p>
          </table:table-cell>
          <table:table-cell/>
          <table:table-cell office:value-type="string">
            <text:p>Pharmacie Port Mariann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</table:table-row>
        <table:table-row table:style-name="ro1">
          <table:table-cell office:value-type="string">
            <text:p>Pharmacies</text:p>
          </table:table-cell>
          <table:table-cell office:value-type="float" office:value="280973232">
            <text:p>280973232</text:p>
          </table:table-cell>
          <table:table-cell office:value-type="string">
            <text:p>http://www.openstreetmap.org/browse/node/280973232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Foch</text:p>
          </table:table-cell>
          <table:table-cell table:number-columns-repeated="9"/>
        </table:table-row>
        <table:table-row table:style-name="ro1">
          <table:table-cell office:value-type="string">
            <text:p>Pharmacies</text:p>
          </table:table-cell>
          <table:table-cell office:value-type="float" office:value="712099928">
            <text:p>712099928</text:p>
          </table:table-cell>
          <table:table-cell office:value-type="string">
            <text:p>http://www.openstreetmap.org/browse/node/712099928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8"/>
          <table:table-cell office:value-type="string">
            <text:p>yes</text:p>
          </table:table-cell>
          <table:table-cell table:number-columns-repeated="5"/>
        </table:table-row>
        <table:table-row table:style-name="ro1">
          <table:table-cell office:value-type="string">
            <text:p>Pharmacies</text:p>
          </table:table-cell>
          <table:table-cell office:value-type="float" office:value="1623997063">
            <text:p>1623997063</text:p>
          </table:table-cell>
          <table:table-cell office:value-type="string">
            <text:p>http://www.openstreetmap.org/browse/node/1623997063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Trevillot</text:p>
          </table:table-cell>
          <table:table-cell table:number-columns-repeated="9"/>
        </table:table-row>
        <table:table-row table:style-name="ro1">
          <table:table-cell office:value-type="string">
            <text:p>Pharmacies</text:p>
          </table:table-cell>
          <table:table-cell office:value-type="float" office:value="613386612">
            <text:p>613386612</text:p>
          </table:table-cell>
          <table:table-cell office:value-type="string">
            <text:p>http://www.openstreetmap.org/browse/node/613386612</text:p>
          </table:table-cell>
          <table:table-cell/>
          <table:table-cell office:value-type="float" office:value="278">
            <text:p>278</text:p>
          </table:table-cell>
          <table:table-cell/>
          <table:table-cell office:value-type="string">
            <text:p>Rue Vendémiaire</text:p>
          </table:table-cell>
          <table:table-cell office:value-type="string">
            <text:p>pharmacy</text:p>
          </table:table-cell>
          <table:table-cell office:value-type="string">
            <text:p>pharmacierichter@wanadoo.fr</text:p>
          </table:table-cell>
          <table:table-cell office:value-type="float" office:value="33467993386">
            <text:p>33467993386</text:p>
          </table:table-cell>
          <table:table-cell table:number-columns-repeated="2"/>
          <table:table-cell office:value-type="string">
            <text:p>Pharmacie Richter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</table:table-row>
        <table:table-row table:style-name="ro1">
          <table:table-cell office:value-type="string">
            <text:p>Pharmacies</text:p>
          </table:table-cell>
          <table:table-cell office:value-type="float" office:value="1702706626">
            <text:p>1702706626</text:p>
          </table:table-cell>
          <table:table-cell office:value-type="string">
            <text:p>http://www.openstreetmap.org/browse/node/1702706626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Saint-Denis</text:p>
          </table:table-cell>
          <table:table-cell table:number-columns-repeated="9"/>
        </table:table-row>
        <table:table-row table:style-name="ro1">
          <table:table-cell office:value-type="string">
            <text:p>Pharmacies</text:p>
          </table:table-cell>
          <table:table-cell office:value-type="float" office:value="613211216">
            <text:p>613211216</text:p>
          </table:table-cell>
          <table:table-cell office:value-type="string">
            <text:p>http://www.openstreetmap.org/browse/node/613211216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Pharmacie Saint-Guilhem</text:p>
          </table:table-cell>
          <table:table-cell table:number-columns-repeated="9"/>
        </table:table-row>
        <table:table-row table:style-name="ro1">
          <table:table-cell office:value-type="string">
            <text:p>Pharmacies</text:p>
          </table:table-cell>
          <table:table-cell office:value-type="float" office:value="674096911">
            <text:p>674096911</text:p>
          </table:table-cell>
          <table:table-cell office:value-type="string">
            <text:p>http://www.openstreetmap.org/browse/node/674096911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u Verdanson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</table:table-row>
        <table:table-row table:style-name="ro1">
          <table:table-cell office:value-type="string">
            <text:p>Pharmacies</text:p>
          </table:table-cell>
          <table:table-cell office:value-type="float" office:value="579783704">
            <text:p>579783704</text:p>
          </table:table-cell>
          <table:table-cell office:value-type="string">
            <text:p>http://www.openstreetmap.org/browse/node/579783704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Cluzel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</table:table-row>
        <table:table-row table:style-name="ro1">
          <table:table-cell office:value-type="string">
            <text:p>Pharmacies</text:p>
          </table:table-cell>
          <table:table-cell office:value-type="float" office:value="281261380">
            <text:p>281261380</text:p>
          </table:table-cell>
          <table:table-cell office:value-type="string">
            <text:p>http://www.openstreetmap.org/browse/node/281261380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14"/>
        </table:table-row>
        <table:table-row table:style-name="ro1">
          <table:table-cell office:value-type="string">
            <text:p>Pharmacies</text:p>
          </table:table-cell>
          <table:table-cell office:value-type="float" office:value="1934946184">
            <text:p>1934946184</text:p>
          </table:table-cell>
          <table:table-cell office:value-type="string">
            <text:p>http://www.openstreetmap.org/browse/node/1934946184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Gambetta</text:p>
          </table:table-cell>
          <table:table-cell table:number-columns-repeated="9"/>
        </table:table-row>
        <table:table-row table:style-name="ro1">
          <table:table-cell office:value-type="string">
            <text:p>Pharmacies</text:p>
          </table:table-cell>
          <table:table-cell office:value-type="float" office:value="645736561">
            <text:p>645736561</text:p>
          </table:table-cell>
          <table:table-cell office:value-type="string">
            <text:p>http://www.openstreetmap.org/browse/node/645736561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Clemenceau</text:p>
          </table:table-cell>
          <table:table-cell table:number-columns-repeated="9"/>
        </table:table-row>
        <table:table-row table:style-name="ro1">
          <table:table-cell office:value-type="string">
            <text:p>Pharmacies</text:p>
          </table:table-cell>
          <table:table-cell office:value-type="float" office:value="613210022">
            <text:p>613210022</text:p>
          </table:table-cell>
          <table:table-cell office:value-type="string">
            <text:p>http://www.openstreetmap.org/browse/node/613210022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La Haute Pompignan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</table:table-row>
        <table:table-row table:style-name="ro1">
          <table:table-cell office:value-type="string">
            <text:p>Pharmacies</text:p>
          </table:table-cell>
          <table:table-cell office:value-type="float" office:value="-1831933154">
            <text:p>-1831933154</text:p>
          </table:table-cell>
          <table:table-cell office:value-type="string">
            <text:p>http://www.openstreetmap.org/browse/node/2463034142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Boutonnet</text:p>
          </table:table-cell>
          <table:table-cell table:number-columns-repeated="9"/>
        </table:table-row>
        <table:table-row table:style-name="ro1">
          <table:table-cell office:value-type="string">
            <text:p>Pharmacies</text:p>
          </table:table-cell>
          <table:table-cell office:value-type="float" office:value="1376239026">
            <text:p>1376239026</text:p>
          </table:table-cell>
          <table:table-cell office:value-type="string">
            <text:p>http://www.openstreetmap.org/browse/node/1376239026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Saint-Jaumes</text:p>
          </table:table-cell>
          <table:table-cell table:number-columns-repeated="9"/>
        </table:table-row>
        <table:table-row table:style-name="ro1">
          <table:table-cell office:value-type="string">
            <text:p>Pharmacies</text:p>
          </table:table-cell>
          <table:table-cell office:value-type="float" office:value="612054879">
            <text:p>612054879</text:p>
          </table:table-cell>
          <table:table-cell office:value-type="string">
            <text:p>http://www.openstreetmap.org/browse/node/612054879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Pharmacie de l'Aiguelongue</text:p>
          </table:table-cell>
          <table:table-cell office:value-type="string">
            <text:p>Mo-Fr 08:30-12:30,14:00-19:30; Sa 09:00-12:30, 15:00-19:30</text:p>
          </table:table-cell>
          <table:table-cell table:number-columns-repeated="8"/>
        </table:table-row>
        <table:table-row table:style-name="ro1">
          <table:table-cell office:value-type="string">
            <text:p>Pharmacies</text:p>
          </table:table-cell>
          <table:table-cell office:value-type="float" office:value="69160699">
            <text:p>69160699</text:p>
          </table:table-cell>
          <table:table-cell office:value-type="string">
            <text:p>http://www.openstreetmap.org/browse/node/69160699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Pharmacie Sainte-Odile</text:p>
          </table:table-cell>
          <table:table-cell table:number-columns-repeated="9"/>
        </table:table-row>
        <table:table-row table:style-name="ro1">
          <table:table-cell office:value-type="string">
            <text:p>Pharmacies</text:p>
          </table:table-cell>
          <table:table-cell office:value-type="float" office:value="117984871">
            <text:p>117984871</text:p>
          </table:table-cell>
          <table:table-cell office:value-type="string">
            <text:p>http://www.openstreetmap.org/browse/node/117984871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e Figuerolles</text:p>
          </table:table-cell>
          <table:table-cell table:number-columns-repeated="9"/>
        </table:table-row>
        <table:table-row table:style-name="ro1">
          <table:table-cell office:value-type="string">
            <text:p>Pharmacies</text:p>
          </table:table-cell>
          <table:table-cell office:value-type="float" office:value="645736543">
            <text:p>645736543</text:p>
          </table:table-cell>
          <table:table-cell office:value-type="string">
            <text:p>http://www.openstreetmap.org/browse/node/645736543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1"/>
        </table:table-row>
        <table:table-row table:style-name="ro1">
          <table:table-cell office:value-type="string">
            <text:p>Pharmacies</text:p>
          </table:table-cell>
          <table:table-cell office:value-type="float" office:value="69086098">
            <text:p>69086098</text:p>
          </table:table-cell>
          <table:table-cell office:value-type="string">
            <text:p>http://www.openstreetmap.org/browse/node/69086098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pharmacy</text:p>
          </table:table-cell>
          <table:table-cell/>
          <table:table-cell office:value-type="float" office:value="33467630736">
            <text:p>33467630736</text:p>
          </table:table-cell>
          <table:table-cell table:number-columns-repeated="2"/>
          <table:table-cell office:value-type="string">
            <text:p>Pharmacie des Arceaux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</table:table-row>
        <table:table-row table:style-name="ro1">
          <table:table-cell office:value-type="string">
            <text:p>Pharmacies</text:p>
          </table:table-cell>
          <table:table-cell office:value-type="float" office:value="310242792">
            <text:p>310242792</text:p>
          </table:table-cell>
          <table:table-cell office:value-type="string">
            <text:p>http://www.openstreetmap.org/browse/node/31024279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venue de Toulouse</text:p>
          </table:table-cell>
          <table:table-cell office:value-type="string">
            <text:p>pharmacy</text:p>
          </table:table-cell>
          <table:table-cell table:number-columns-repeated="4"/>
          <table:table-cell office:value-type="string">
            <text:p>Pharmacie Saint-Cléophas</text:p>
          </table:table-cell>
          <table:table-cell/>
          <table:table-cell office:value-type="float" office:value="467426032">
            <text:p>467426032</text:p>
          </table:table-cell>
          <table:table-cell/>
          <table:table-cell office:value-type="string">
            <text:p>yes</text:p>
          </table:table-cell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harmacies</text:p>
          </table:table-cell>
          <table:table-cell office:value-type="float" office:value="615994518">
            <text:p>615994518</text:p>
          </table:table-cell>
          <table:table-cell office:value-type="string">
            <text:p>http://www.openstreetmap.org/browse/node/615994518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HENRY -PY-MILLON</text:p>
          </table:table-cell>
          <table:table-cell table:number-columns-repeated="9"/>
        </table:table-row>
        <table:table-row table:style-name="ro1">
          <table:table-cell office:value-type="string">
            <text:p>Pharmacies</text:p>
          </table:table-cell>
          <table:table-cell office:value-type="float" office:value="1934946187">
            <text:p>1934946187</text:p>
          </table:table-cell>
          <table:table-cell office:value-type="string">
            <text:p>http://www.openstreetmap.org/browse/node/1934946187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e Maurin</text:p>
          </table:table-cell>
          <table:table-cell table:number-columns-repeated="9"/>
        </table:table-row>
        <table:table-row table:style-name="ro1">
          <table:table-cell office:value-type="string">
            <text:p>Pharmacies</text:p>
          </table:table-cell>
          <table:table-cell office:value-type="float" office:value="606155215">
            <text:p>606155215</text:p>
          </table:table-cell>
          <table:table-cell office:value-type="string">
            <text:p>http://www.openstreetmap.org/browse/node/606155215</text:p>
          </table:table-cell>
          <table:table-cell/>
          <table:table-cell office:value-type="float" office:value="164">
            <text:p>164</text:p>
          </table:table-cell>
          <table:table-cell/>
          <table:table-cell office:value-type="string">
            <text:p>Pedro de Luna</text:p>
          </table:table-cell>
          <table:table-cell office:value-type="string">
            <text:p>pharmacy</text:p>
          </table:table-cell>
          <table:table-cell office:value-type="string">
            <text:p>pharmacie.mas_devron@wanadoo.fr</text:p>
          </table:table-cell>
          <table:table-cell office:value-type="float" office:value="33467425111">
            <text:p>33467425111</text:p>
          </table:table-cell>
          <table:table-cell table:number-columns-repeated="2"/>
          <table:table-cell office:value-type="string">
            <text:p>Pharmacie du Mas Drevon</text:p>
          </table:table-cell>
          <table:table-cell table:number-columns-repeated="3"/>
          <table:table-cell office:value-type="string">
            <text:p>yes</text:p>
          </table:table-cell>
          <table:table-cell office:value-type="float" office:value="173">
            <text:p>173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harmacies</text:p>
          </table:table-cell>
          <table:table-cell office:value-type="float" office:value="612258796">
            <text:p>612258796</text:p>
          </table:table-cell>
          <table:table-cell office:value-type="string">
            <text:p>http://www.openstreetmap.org/browse/node/612258796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Pharmacie des Faculté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</table:table-row>
        <table:table-row table:style-name="ro1">
          <table:table-cell office:value-type="string">
            <text:p>Pharmacies</text:p>
          </table:table-cell>
          <table:table-cell office:value-type="float" office:value="105996732">
            <text:p>105996732</text:p>
          </table:table-cell>
          <table:table-cell office:value-type="string">
            <text:p>http://www.openstreetmap.org/browse/node/105996732</text:p>
          </table:table-cell>
          <table:table-cell/>
          <table:table-cell office:value-type="float" office:value="81">
            <text:p>81</text:p>
          </table:table-cell>
          <table:table-cell/>
          <table:table-cell office:value-type="string">
            <text:p>Guillaume Janvier</text:p>
          </table:table-cell>
          <table:table-cell office:value-type="string">
            <text:p>pharmacy</text:p>
          </table:table-cell>
          <table:table-cell office:value-type="string">
            <text:p>jacquandlepavie@orange.fr</text:p>
          </table:table-cell>
          <table:table-cell office:value-type="float" office:value="33467426687">
            <text:p>33467426687</text:p>
          </table:table-cell>
          <table:table-cell table:number-columns-repeated="2"/>
          <table:table-cell office:value-type="string">
            <text:p>Pharmacie Le Pavie</text:p>
          </table:table-cell>
          <table:table-cell table:number-columns-repeated="3"/>
          <table:table-cell office:value-type="string">
            <text:p>yes</text:p>
          </table:table-cell>
          <table:table-cell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string">
            <text:p>Pharmacies</text:p>
          </table:table-cell>
          <table:table-cell office:value-type="float" office:value="664021846">
            <text:p>664021846</text:p>
          </table:table-cell>
          <table:table-cell office:value-type="string">
            <text:p>http://www.openstreetmap.org/browse/node/664021846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es Lettres</text:p>
          </table:table-cell>
          <table:table-cell/>
          <table:table-cell office:value-type="float" office:value="33467634843">
            <text:p>33467634843</text:p>
          </table:table-cell>
          <table:table-cell/>
          <table:table-cell office:value-type="string">
            <text:p>yes</text:p>
          </table:table-cell>
          <table:table-cell table:number-columns-repeated="5"/>
        </table:table-row>
        <table:table-row table:style-name="ro1">
          <table:table-cell office:value-type="string">
            <text:p>Pharmacies</text:p>
          </table:table-cell>
          <table:table-cell office:value-type="float" office:value="78411094">
            <text:p>78411094</text:p>
          </table:table-cell>
          <table:table-cell office:value-type="string">
            <text:p>http://www.openstreetmap.org/browse/node/78411094</text:p>
          </table:table-cell>
          <table:table-cell office:value-type="string">
            <text:p>Montpellier</text:p>
          </table:table-cell>
          <table:table-cell office:value-type="float" office:value="58">
            <text:p>58</text:p>
          </table:table-cell>
          <table:table-cell office:value-type="float" office:value="34070">
            <text:p>34070</text:p>
          </table:table-cell>
          <table:table-cell office:value-type="string">
            <text:p>avenue de Toulouse</text:p>
          </table:table-cell>
          <table:table-cell office:value-type="string">
            <text:p>pharmacy</text:p>
          </table:table-cell>
          <table:table-cell table:number-columns-repeated="4"/>
          <table:table-cell office:value-type="string">
            <text:p>Pharmacie de Toulouse</text:p>
          </table:table-cell>
          <table:table-cell table:number-columns-repeated="3"/>
          <table:table-cell office:value-type="string">
            <text:p>no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Pharmacies</text:p>
          </table:table-cell>
          <table:table-cell office:value-type="float" office:value="615994524">
            <text:p>615994524</text:p>
          </table:table-cell>
          <table:table-cell office:value-type="string">
            <text:p>http://www.openstreetmap.org/browse/node/615994524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Pharmacie Saint-Éloi</text:p>
          </table:table-cell>
          <table:table-cell table:number-columns-repeated="9"/>
        </table:table-row>
        <table:table-row table:style-name="ro1">
          <table:table-cell office:value-type="string">
            <text:p>Pharmacies</text:p>
          </table:table-cell>
          <table:table-cell office:value-type="float" office:value="119314799">
            <text:p>119314799</text:p>
          </table:table-cell>
          <table:table-cell office:value-type="string">
            <text:p>http://www.openstreetmap.org/browse/node/119314799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Bonnier Chauvin-Soyer</text:p>
          </table:table-cell>
          <table:table-cell table:number-columns-repeated="9"/>
        </table:table-row>
        <table:table-row table:style-name="ro1">
          <table:table-cell office:value-type="string">
            <text:p>Pharmacies</text:p>
          </table:table-cell>
          <table:table-cell office:value-type="float" office:value="606954777">
            <text:p>606954777</text:p>
          </table:table-cell>
          <table:table-cell office:value-type="string">
            <text:p>http://www.openstreetmap.org/browse/node/606954777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u Centre Gély</text:p>
          </table:table-cell>
          <table:table-cell table:number-columns-repeated="9"/>
        </table:table-row>
        <table:table-row table:style-name="ro1">
          <table:table-cell office:value-type="string">
            <text:p>Pharmacies</text:p>
          </table:table-cell>
          <table:table-cell office:value-type="float" office:value="639589427">
            <text:p>639589427</text:p>
          </table:table-cell>
          <table:table-cell office:value-type="string">
            <text:p>http://www.openstreetmap.org/browse/node/639589427</text:p>
          </table:table-cell>
          <table:table-cell table:number-columns-repeated="3"/>
          <table:table-cell office:value-type="string">
            <text:p>rue Georges Brassens</text:p>
          </table:table-cell>
          <table:table-cell office:value-type="string">
            <text:p>pharmacy</text:p>
          </table:table-cell>
          <table:table-cell/>
          <table:table-cell office:value-type="float" office:value="33467424015">
            <text:p>33467424015</text:p>
          </table:table-cell>
          <table:table-cell table:number-columns-repeated="2"/>
          <table:table-cell office:value-type="string">
            <text:p>Pharmacie Crouzet</text:p>
          </table:table-cell>
          <table:table-cell table:number-columns-repeated="3"/>
          <table:table-cell office:value-type="string">
            <text:p>yes</text:p>
          </table:table-cell>
          <table:table-cell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string">
            <text:p>Pharmacies</text:p>
          </table:table-cell>
          <table:table-cell office:value-type="float" office:value="1983056511">
            <text:p>1983056511</text:p>
          </table:table-cell>
          <table:table-cell office:value-type="string">
            <text:p>http://www.openstreetmap.org/browse/node/1983056511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Lossaint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5"/>
        </table:table-row>
        <table:table-row table:style-name="ro1">
          <table:table-cell office:value-type="string">
            <text:p>Pharmacies</text:p>
          </table:table-cell>
          <table:table-cell office:value-type="float" office:value="248089971">
            <text:p>248089971</text:p>
          </table:table-cell>
          <table:table-cell office:value-type="string">
            <text:p>http://www.openstreetmap.org/browse/node/248089971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es Vign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</table:table-row>
        <table:table-row table:style-name="ro1">
          <table:table-cell office:value-type="string">
            <text:p>Pharmacies</text:p>
          </table:table-cell>
          <table:table-cell office:value-type="float" office:value="615028240">
            <text:p>615028240</text:p>
          </table:table-cell>
          <table:table-cell office:value-type="string">
            <text:p>http://www.openstreetmap.org/browse/node/615028240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14"/>
        </table:table-row>
        <table:table-row table:style-name="ro1">
          <table:table-cell office:value-type="string">
            <text:p>Pharmacies</text:p>
          </table:table-cell>
          <table:table-cell office:value-type="float" office:value="1588305090">
            <text:p>1588305090</text:p>
          </table:table-cell>
          <table:table-cell office:value-type="string">
            <text:p>http://www.openstreetmap.org/browse/node/1588305090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arapharmacie</text:p>
          </table:table-cell>
          <table:table-cell table:number-columns-repeated="9"/>
        </table:table-row>
        <table:table-row table:style-name="ro1">
          <table:table-cell office:value-type="string">
            <text:p>Pharmacies</text:p>
          </table:table-cell>
          <table:table-cell office:value-type="float" office:value="1673435279">
            <text:p>1673435279</text:p>
          </table:table-cell>
          <table:table-cell office:value-type="string">
            <text:p>http://www.openstreetmap.org/browse/node/1673435279</text:p>
          </table:table-cell>
          <table:table-cell table:number-columns-repeated="4"/>
          <table:table-cell office:value-type="string">
            <text:p>pharmacy</text:p>
          </table:table-cell>
          <table:table-cell/>
          <table:table-cell office:value-type="float" office:value="33467632143">
            <text:p>33467632143</text:p>
          </table:table-cell>
          <table:table-cell table:number-columns-repeated="2"/>
          <table:table-cell office:value-type="string">
            <text:p>Pharmacie du Triolet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5"/>
        </table:table-row>
        <table:table-row table:style-name="ro1">
          <table:table-cell office:value-type="string">
            <text:p>Pharmacies</text:p>
          </table:table-cell>
          <table:table-cell office:value-type="float" office:value="-2026377000">
            <text:p>-2026377000</text:p>
          </table:table-cell>
          <table:table-cell office:value-type="string">
            <text:p>http://www.openstreetmap.org/browse/node/2268590296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'Estanove</text:p>
          </table:table-cell>
          <table:table-cell table:number-columns-repeated="9"/>
        </table:table-row>
        <table:table-row table:style-name="ro1">
          <table:table-cell office:value-type="string">
            <text:p>Pharmacies</text:p>
          </table:table-cell>
          <table:table-cell office:value-type="float" office:value="645742439">
            <text:p>645742439</text:p>
          </table:table-cell>
          <table:table-cell office:value-type="string">
            <text:p>http://www.openstreetmap.org/browse/node/645742439</text:p>
          </table:table-cell>
          <table:table-cell/>
          <table:table-cell office:value-type="float" office:value="58">
            <text:p>58</text:p>
          </table:table-cell>
          <table:table-cell office:value-type="float" office:value="34070">
            <text:p>34070</text:p>
          </table:table-cell>
          <table:table-cell office:value-type="string">
            <text:p>rue du Latium</text:p>
          </table:table-cell>
          <table:table-cell office:value-type="string">
            <text:p>pharmacy</text:p>
          </table:table-cell>
          <table:table-cell table:number-columns-repeated="4"/>
          <table:table-cell office:value-type="string">
            <text:p>Pharmacie du Grand M</text:p>
          </table:table-cell>
          <table:table-cell table:number-columns-repeated="2"/>
          <table:table-cell office:value-type="string">
            <text:p>http://pharmacie-du-grand-m.com/</text:p>
          </table:table-cell>
          <table:table-cell table:number-columns-repeated="6"/>
        </table:table-row>
        <table:table-row table:style-name="ro1">
          <table:table-cell office:value-type="string">
            <text:p>Pharmacies</text:p>
          </table:table-cell>
          <table:table-cell office:value-type="float" office:value="440971003">
            <text:p>440971003</text:p>
          </table:table-cell>
          <table:table-cell office:value-type="string">
            <text:p>http://www.openstreetmap.org/browse/node/440971003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14"/>
        </table:table-row>
        <table:table-row table:style-name="ro1">
          <table:table-cell office:value-type="string">
            <text:p>Pharmacies</text:p>
          </table:table-cell>
          <table:table-cell office:value-type="float" office:value="1588714584">
            <text:p>1588714584</text:p>
          </table:table-cell>
          <table:table-cell office:value-type="string">
            <text:p>http://www.openstreetmap.org/browse/node/1588714584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Pharmacie du Père Soula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</table:table-row>
        <table:table-row table:style-name="ro1">
          <table:table-cell office:value-type="string">
            <text:p>Pharmacies</text:p>
          </table:table-cell>
          <table:table-cell office:value-type="float" office:value="2065628830">
            <text:p>2065628830</text:p>
          </table:table-cell>
          <table:table-cell office:value-type="string">
            <text:p>http://www.openstreetmap.org/browse/node/2065628830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es Lilas</text:p>
          </table:table-cell>
          <table:table-cell table:number-columns-repeated="9"/>
        </table:table-row>
        <table:table-row table:style-name="ro1">
          <table:table-cell office:value-type="string">
            <text:p>Pharmacies</text:p>
          </table:table-cell>
          <table:table-cell office:value-type="float" office:value="645742444">
            <text:p>645742444</text:p>
          </table:table-cell>
          <table:table-cell office:value-type="string">
            <text:p>http://www.openstreetmap.org/browse/node/645742444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u Grand M</text:p>
          </table:table-cell>
          <table:table-cell table:number-columns-repeated="9"/>
        </table:table-row>
        <table:table-row table:style-name="ro1">
          <table:table-cell office:value-type="string">
            <text:p>Pharmacies</text:p>
          </table:table-cell>
          <table:table-cell office:value-type="float" office:value="651992552">
            <text:p>651992552</text:p>
          </table:table-cell>
          <table:table-cell office:value-type="string">
            <text:p>http://www.openstreetmap.org/browse/node/651992552</text:p>
          </table:table-cell>
          <table:table-cell/>
          <table:table-cell office:value-type="float" office:value="20">
            <text:p>20</text:p>
          </table:table-cell>
          <table:table-cell office:value-type="float" office:value="34080">
            <text:p>34080</text:p>
          </table:table-cell>
          <table:table-cell office:value-type="string">
            <text:p>Avenue de Saint Clément</text:p>
          </table:table-cell>
          <table:table-cell office:value-type="string">
            <text:p>pharmacy</text:p>
          </table:table-cell>
          <table:table-cell table:number-columns-repeated="4"/>
          <table:table-cell office:value-type="string">
            <text:p>Pharmacie Clément</text:p>
          </table:table-cell>
          <table:table-cell table:number-columns-repeated="9"/>
        </table:table-row>
        <table:table-row table:style-name="ro1">
          <table:table-cell office:value-type="string">
            <text:p>Pharmacies</text:p>
          </table:table-cell>
          <table:table-cell office:value-type="float" office:value="1347136519">
            <text:p>1347136519</text:p>
          </table:table-cell>
          <table:table-cell office:value-type="string">
            <text:p>http://www.openstreetmap.org/browse/node/1347136519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'Alco</text:p>
          </table:table-cell>
          <table:table-cell table:number-columns-repeated="9"/>
        </table:table-row>
        <table:table-row table:style-name="ro1">
          <table:table-cell office:value-type="string">
            <text:p>Pharmacies</text:p>
          </table:table-cell>
          <table:table-cell office:value-type="float" office:value="469755692">
            <text:p>469755692</text:p>
          </table:table-cell>
          <table:table-cell office:value-type="string">
            <text:p>http://www.openstreetmap.org/browse/node/469755692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Cellario-Falgas</text:p>
          </table:table-cell>
          <table:table-cell table:number-columns-repeated="3"/>
          <table:table-cell office:value-type="string">
            <text:p>limited</text:p>
          </table:table-cell>
          <table:table-cell table:number-columns-repeated="5"/>
        </table:table-row>
        <table:table-row table:style-name="ro1">
          <table:table-cell office:value-type="string">
            <text:p>Pharmacies</text:p>
          </table:table-cell>
          <table:table-cell office:value-type="float" office:value="645553954">
            <text:p>645553954</text:p>
          </table:table-cell>
          <table:table-cell office:value-type="string">
            <text:p>http://www.openstreetmap.org/browse/node/645553954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8"/>
          <table:table-cell office:value-type="string">
            <text:p>yes</text:p>
          </table:table-cell>
          <table:table-cell table:number-columns-repeated="5"/>
        </table:table-row>
        <table:table-row table:style-name="ro1">
          <table:table-cell office:value-type="string">
            <text:p>Pharmacies</text:p>
          </table:table-cell>
          <table:table-cell office:value-type="float" office:value="1505439851">
            <text:p>1505439851</text:p>
          </table:table-cell>
          <table:table-cell office:value-type="string">
            <text:p>http://www.openstreetmap.org/browse/node/1505439851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Montpellier Village</text:p>
          </table:table-cell>
          <table:table-cell table:number-columns-repeated="9"/>
        </table:table-row>
        <table:table-row table:style-name="ro1">
          <table:table-cell office:value-type="string">
            <text:p>Pharmacies</text:p>
          </table:table-cell>
          <table:table-cell office:value-type="float" office:value="603946466">
            <text:p>603946466</text:p>
          </table:table-cell>
          <table:table-cell office:value-type="string">
            <text:p>http://www.openstreetmap.org/browse/node/603946466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Rainero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</table:table-row>
        <table:table-row table:style-name="ro1">
          <table:table-cell office:value-type="string">
            <text:p>Pharmacies</text:p>
          </table:table-cell>
          <table:table-cell office:value-type="float" office:value="1575985456">
            <text:p>1575985456</text:p>
          </table:table-cell>
          <table:table-cell office:value-type="string">
            <text:p>http://www.openstreetmap.org/browse/node/1575985456</text:p>
          </table:table-cell>
          <table:table-cell/>
          <table:table-cell office:value-type="float" office:value="55">
            <text:p>55</text:p>
          </table:table-cell>
          <table:table-cell/>
          <table:table-cell office:value-type="string">
            <text:p>Route de Lodève</text:p>
          </table:table-cell>
          <table:table-cell office:value-type="string">
            <text:p>pharmacy</text:p>
          </table:table-cell>
          <table:table-cell table:number-columns-repeated="4"/>
          <table:table-cell office:value-type="string">
            <text:p>La Chartreus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</table:table-row>
        <table:table-row table:style-name="ro1">
          <table:table-cell office:value-type="string">
            <text:p>Pharmacies</text:p>
          </table:table-cell>
          <table:table-cell office:value-type="float" office:value="-2117662032">
            <text:p>-2117662032</text:p>
          </table:table-cell>
          <table:table-cell office:value-type="string">
            <text:p>http://www.openstreetmap.org/browse/node/2177305264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Pharmacie Saint-Paul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</table:table-row>
        <table:table-row table:style-name="ro1">
          <table:table-cell office:value-type="string">
            <text:p>Pharmacies</text:p>
          </table:table-cell>
          <table:table-cell office:value-type="float" office:value="697315375">
            <text:p>697315375</text:p>
          </table:table-cell>
          <table:table-cell office:value-type="string">
            <text:p>http://www.openstreetmap.org/browse/node/697315375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es Aubes</text:p>
          </table:table-cell>
          <table:table-cell table:number-columns-repeated="3"/>
          <table:table-cell office:value-type="string">
            <text:p>yes</text:p>
          </table:table-cell>
          <table:table-cell office:value-type="float" office:value="140">
            <text:p>140</text:p>
          </table:table-cell>
          <table:table-cell table:number-columns-repeated="3"/>
          <table:table-cell office:value-type="string">
            <text:p>0.000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7">07/10/2013</text:date>, <text:time>16:3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97" meta:object-count="0"/>
    <meta:generator>OpenOffice/4.0.1$Win32 OpenOffice.org_project/401m5$Build-9714</meta:generator>
  </office:meta>
</office:document-meta>
</file>